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id</text:p>
          </table:table-cell>
          <table:table-cell table:style-name="ce1" office:value-type="string">
            <text:p>code_vendeur</text:p>
          </table:table-cell>
          <table:table-cell table:style-name="ce1" office:value-type="string">
            <text:p>ref_produit</text:p>
          </table:table-cell>
          <table:table-cell table:style-name="ce1" office:value-type="string">
            <text:p>num_commande</text:p>
          </table:table-cell>
          <table:table-cell table:style-name="ce1" office:value-type="string">
            <text:p>code_client</text:p>
          </table:table-cell>
          <table:table-cell table:style-name="ce1" office:value-type="string">
            <text:p>qte</text:p>
          </table:table-cell>
          <table:table-cell table:style-name="ce1" office:value-type="string">
            <text:p>pu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0249">
            <text:p>10249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219.5">
            <text:p>219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0065">
            <text:p>1006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1054">
            <text:p>1105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1000">
            <text:p>1100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064">
            <text:p>1106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0337">
            <text:p>103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0298">
            <text:p>1029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0332">
            <text:p>1033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0233">
            <text:p>10233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347">
            <text:p>10347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20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1T20:03:17.58</dc:date>
    <dc:creator>Sitraka Eric RAKOTOBE</dc:creator>
    <meta:document-statistic meta:table-count="1" meta:cell-count="77" meta:object-count="0"/>
    <meta:generator>OpenOffice.org/3.2$Win32 OpenOffice.org_project/320m18$Build-9502</meta:generator>
  </office:meta>
</office:document-meta>
</file>